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0.95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13" table:default-cell-style-name="Default"/>
        <table:table-column table:style-name="co4" table:number-columns-repeated="978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8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.93" calcext:value-type="float">
            <text:p>6.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36.29" calcext:value-type="float">
            <text:p>36.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2" calcext:value-type="float">
            <text:p>15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1" calcext:value-type="float">
            <text:p>7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996">
          <table:table-cell table:style-name="ce5" table:number-columns-repeated="46"/>
          <table:table-cell table:number-columns-repeated="97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" meta:object-count="0"/>
    <meta:generator>LibreOfficeDev/6.0.5.2$Linux_X86_64 LibreOffice_project/</meta:generator>
  </office:meta>
</office:document-meta>
</file>